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4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0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1" style:family="table-cell" style:parent-style-name="Porcentaje" style:data-style-name="N1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4" style:family="table-cell" style:parent-style-name="Porcentaje" style:data-style-name="N1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Porcentaje" style:data-style-name="N1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6.7468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16377" table:default-cell-style-name="ce8"/>
        <table:table-row table:style-name="ro1">
          <table:table-cell table:style-name="ce5"/>
          <table:table-cell office:value-type="string" table:style-name="ce6">
            <text:p>Dosis entregadas Pfizer (1)</text:p>
          </table:table-cell>
          <table:table-cell office:value-type="string" table:style-name="ce6">
            <text:p>Dosis entregadas Moderna (1)</text:p>
          </table:table-cell>
          <table:table-cell office:value-type="string" table:style-name="ce6">
            <text:p>Total Dosis entregadas (1)</text:p>
          </table:table-cell>
          <table:table-cell office:value-type="string" table:style-name="ce6">
            <text:p>Dosis administradas (2)</text:p>
          </table:table-cell>
          <table:table-cell office:value-type="string" table:style-name="ce6">
            <text:p>% sobre entregadas</text:p>
          </table:table-cell>
          <table:table-cell office:value-type="string" table:style-name="ce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ndalucía</text:p>
          </table:table-cell>
          <table:table-cell office:value-type="float" office:value="209520" table:style-name="ce10">
            <text:p>209.520</text:p>
          </table:table-cell>
          <table:table-cell office:value-type="float" office:value="6800" table:style-name="ce10">
            <text:p>6.800</text:p>
          </table:table-cell>
          <table:table-cell office:value-type="float" office:value="216320" table:style-name="ce10">
            <text:p>216.320</text:p>
          </table:table-cell>
          <table:table-cell office:value-type="float" office:value="123459" table:style-name="ce10">
            <text:p>123.459</text:p>
          </table:table-cell>
          <table:table-cell office:value-type="percentage" office:value="0.57072392751479295" table:style-name="ce11">
            <text:p>57%</text:p>
          </table:table-cell>
          <table:table-cell office:value-type="date" office:date-value="2021-01-13T00:00:00" table:style-name="ce2">
            <text:p>13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Aragón</text:p>
          </table:table-cell>
          <table:table-cell office:value-type="float" office:value="35415" table:style-name="ce13">
            <text:p>35.415</text:p>
          </table:table-cell>
          <table:table-cell office:value-type="float" office:value="1200" table:style-name="ce13">
            <text:p>1.200</text:p>
          </table:table-cell>
          <table:table-cell office:value-type="float" office:value="36615" table:style-name="ce13">
            <text:p>36.615</text:p>
          </table:table-cell>
          <table:table-cell office:value-type="float" office:value="20854" table:style-name="ce13">
            <text:p>20.854</text:p>
          </table:table-cell>
          <table:table-cell office:value-type="percentage" office:value="0.56954799945377577" table:style-name="ce14">
            <text:p>57%</text:p>
          </table:table-cell>
          <table:table-cell office:value-type="date" office:date-value="2021-01-13T00:00:00" table:style-name="ce3">
            <text:p>13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Asturias<text:s/></text:p>
          </table:table-cell>
          <table:table-cell office:value-type="float" office:value="35420" table:style-name="ce13">
            <text:p>35.420</text:p>
          </table:table-cell>
          <table:table-cell office:value-type="float" office:value="1200" table:style-name="ce13">
            <text:p>1.200</text:p>
          </table:table-cell>
          <table:table-cell office:value-type="float" office:value="36620" table:style-name="ce13">
            <text:p>36.620</text:p>
          </table:table-cell>
          <table:table-cell office:value-type="float" office:value="29074" table:style-name="ce13">
            <text:p>29.074</text:p>
          </table:table-cell>
          <table:table-cell office:value-type="percentage" office:value="0.79393773894046971" table:style-name="ce14">
            <text:p>79%</text:p>
          </table:table-cell>
          <table:table-cell office:value-type="date" office:date-value="2021-01-14T00:00:00" table:style-name="ce3">
            <text:p>14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Baleares</text:p>
          </table:table-cell>
          <table:table-cell office:value-type="float" office:value="12840" table:style-name="ce13">
            <text:p>12.840</text:p>
          </table:table-cell>
          <table:table-cell office:value-type="float" office:value="600" table:style-name="ce13">
            <text:p>600</text:p>
          </table:table-cell>
          <table:table-cell office:value-type="float" office:value="13440" table:style-name="ce13">
            <text:p>13.440</text:p>
          </table:table-cell>
          <table:table-cell office:value-type="float" office:value="7552" table:style-name="ce13">
            <text:p>7.552</text:p>
          </table:table-cell>
          <table:table-cell office:value-type="percentage" office:value="0.56190476190476191" table:style-name="ce14">
            <text:p>56%</text:p>
          </table:table-cell>
          <table:table-cell office:value-type="date" office:date-value="2021-01-13T00:00:00" table:style-name="ce3">
            <text:p>13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Canarias</text:p>
          </table:table-cell>
          <table:table-cell office:value-type="float" office:value="41310" table:style-name="ce13">
            <text:p>41.310</text:p>
          </table:table-cell>
          <table:table-cell office:value-type="float" office:value="1300" table:style-name="ce13">
            <text:p>1.300</text:p>
          </table:table-cell>
          <table:table-cell office:value-type="float" office:value="42610" table:style-name="ce13">
            <text:p>42.610</text:p>
          </table:table-cell>
          <table:table-cell office:value-type="float" office:value="25159" table:style-name="ce13">
            <text:p>25.159</text:p>
          </table:table-cell>
          <table:table-cell office:value-type="percentage" office:value="0.59044825158413516" table:style-name="ce14">
            <text:p>59%</text:p>
          </table:table-cell>
          <table:table-cell office:value-type="date" office:date-value="2022-01-13T00:00:00" table:style-name="ce3">
            <text:p>13/01/2022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Cantabria</text:p>
          </table:table-cell>
          <table:table-cell office:value-type="float" office:value="17700" table:style-name="ce13">
            <text:p>17.700</text:p>
          </table:table-cell>
          <table:table-cell office:value-type="float" office:value="500" table:style-name="ce13">
            <text:p>500</text:p>
          </table:table-cell>
          <table:table-cell office:value-type="float" office:value="18200" table:style-name="ce13">
            <text:p>18.200</text:p>
          </table:table-cell>
          <table:table-cell office:value-type="float" office:value="12779" table:style-name="ce13">
            <text:p>12.779</text:p>
          </table:table-cell>
          <table:table-cell office:value-type="percentage" office:value="0.70214285714285718" table:style-name="ce14">
            <text:p>70%</text:p>
          </table:table-cell>
          <table:table-cell office:value-type="date" office:date-value="2021-01-14T00:00:00" table:style-name="ce3">
            <text:p>14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Castilla y Leon<text:s/></text:p>
          </table:table-cell>
          <table:table-cell office:value-type="float" office:value="76740" table:style-name="ce13">
            <text:p>76.740</text:p>
          </table:table-cell>
          <table:table-cell office:value-type="float" office:value="2500" table:style-name="ce13">
            <text:p>2.500</text:p>
          </table:table-cell>
          <table:table-cell office:value-type="float" office:value="79240" table:style-name="ce13">
            <text:p>79.240</text:p>
          </table:table-cell>
          <table:table-cell office:value-type="float" office:value="57969" table:style-name="ce13">
            <text:p>57.969</text:p>
          </table:table-cell>
          <table:table-cell office:value-type="percentage" office:value="0.73156234225138816" table:style-name="ce14">
            <text:p>73%</text:p>
          </table:table-cell>
          <table:table-cell office:value-type="date" office:date-value="2021-01-14T00:00:00" table:style-name="ce3">
            <text:p>14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Castilla La Mancha</text:p>
          </table:table-cell>
          <table:table-cell office:value-type="float" office:value="53100" table:style-name="ce13">
            <text:p>53.100</text:p>
          </table:table-cell>
          <table:table-cell office:value-type="float" office:value="1700" table:style-name="ce13">
            <text:p>1.700</text:p>
          </table:table-cell>
          <table:table-cell office:value-type="float" office:value="54800" table:style-name="ce13">
            <text:p>54.800</text:p>
          </table:table-cell>
          <table:table-cell office:value-type="float" office:value="30613" table:style-name="ce13">
            <text:p>30.613</text:p>
          </table:table-cell>
          <table:table-cell office:value-type="percentage" office:value="0.55863138686131386" table:style-name="ce14">
            <text:p>56%</text:p>
          </table:table-cell>
          <table:table-cell office:value-type="date" office:date-value="2021-01-14T00:00:00" table:style-name="ce3">
            <text:p>14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Cataluña</text:p>
          </table:table-cell>
          <table:table-cell office:value-type="float" office:value="180020" table:style-name="ce13">
            <text:p>180.020</text:p>
          </table:table-cell>
          <table:table-cell office:value-type="float" office:value="5800" table:style-name="ce13">
            <text:p>5.800</text:p>
          </table:table-cell>
          <table:table-cell office:value-type="float" office:value="185820" table:style-name="ce13">
            <text:p>185.820</text:p>
          </table:table-cell>
          <table:table-cell office:value-type="float" office:value="105587" table:style-name="ce13">
            <text:p>105.587</text:p>
          </table:table-cell>
          <table:table-cell office:value-type="percentage" office:value="0.56822193520611342" table:style-name="ce14">
            <text:p>57%</text:p>
          </table:table-cell>
          <table:table-cell office:value-type="date" office:date-value="2021-01-13T00:00:00" table:style-name="ce3">
            <text:p>13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C. Valenciana</text:p>
          </table:table-cell>
          <table:table-cell office:value-type="float" office:value="91450" table:style-name="ce13">
            <text:p>91.450</text:p>
          </table:table-cell>
          <table:table-cell office:value-type="float" office:value="2900" table:style-name="ce13">
            <text:p>2.900</text:p>
          </table:table-cell>
          <table:table-cell office:value-type="float" office:value="94350" table:style-name="ce13">
            <text:p>94.350</text:p>
          </table:table-cell>
          <table:table-cell office:value-type="float" office:value="80429" table:style-name="ce13">
            <text:p>80.429</text:p>
          </table:table-cell>
          <table:table-cell office:value-type="percentage" office:value="0.85245363010068897" table:style-name="ce14">
            <text:p>85%</text:p>
          </table:table-cell>
          <table:table-cell office:value-type="date" office:date-value="2021-01-14T00:00:00" table:style-name="ce3">
            <text:p>14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Extremadura</text:p>
          </table:table-cell>
          <table:table-cell office:value-type="float" office:value="32450" table:style-name="ce13">
            <text:p>32.450</text:p>
          </table:table-cell>
          <table:table-cell office:value-type="float" office:value="1000" table:style-name="ce13">
            <text:p>1.000</text:p>
          </table:table-cell>
          <table:table-cell office:value-type="float" office:value="33450" table:style-name="ce13">
            <text:p>33.450</text:p>
          </table:table-cell>
          <table:table-cell office:value-type="float" office:value="17862" table:style-name="ce13">
            <text:p>17.862</text:p>
          </table:table-cell>
          <table:table-cell office:value-type="percentage" office:value="0.53399103139013449" table:style-name="ce14">
            <text:p>53%</text:p>
          </table:table-cell>
          <table:table-cell office:value-type="date" office:date-value="2021-01-13T00:00:00" table:style-name="ce3">
            <text:p>13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Galicia</text:p>
          </table:table-cell>
          <table:table-cell office:value-type="float" office:value="56080" table:style-name="ce13">
            <text:p>56.080</text:p>
          </table:table-cell>
          <table:table-cell office:value-type="float" office:value="1800" table:style-name="ce13">
            <text:p>1.800</text:p>
          </table:table-cell>
          <table:table-cell office:value-type="float" office:value="57880" table:style-name="ce13">
            <text:p>57.880</text:p>
          </table:table-cell>
          <table:table-cell office:value-type="float" office:value="44014" table:style-name="ce13">
            <text:p>44.014</text:p>
          </table:table-cell>
          <table:table-cell office:value-type="percentage" office:value="0.76043538355217688" table:style-name="ce14">
            <text:p>76%</text:p>
          </table:table-cell>
          <table:table-cell office:value-type="date" office:date-value="2021-01-14T00:00:00" table:style-name="ce3">
            <text:p>14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La Rioja</text:p>
          </table:table-cell>
          <table:table-cell office:value-type="float" office:value="8840" table:style-name="ce13">
            <text:p>8.840</text:p>
          </table:table-cell>
          <table:table-cell office:value-type="float" office:value="200" table:style-name="ce13">
            <text:p>200</text:p>
          </table:table-cell>
          <table:table-cell office:value-type="float" office:value="9040" table:style-name="ce13">
            <text:p>9.040</text:p>
          </table:table-cell>
          <table:table-cell office:value-type="float" office:value="5385" table:style-name="ce13">
            <text:p>5.385</text:p>
          </table:table-cell>
          <table:table-cell office:value-type="percentage" office:value="0.5956858407079646" table:style-name="ce14">
            <text:p>60%</text:p>
          </table:table-cell>
          <table:table-cell office:value-type="date" office:date-value="2021-01-13T00:00:00" table:style-name="ce3">
            <text:p>13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Madrid</text:p>
          </table:table-cell>
          <table:table-cell office:value-type="float" office:value="147540" table:style-name="ce13">
            <text:p>147.540</text:p>
          </table:table-cell>
          <table:table-cell office:value-type="float" office:value="4700" table:style-name="ce13">
            <text:p>4.700</text:p>
          </table:table-cell>
          <table:table-cell office:value-type="float" office:value="152240" table:style-name="ce13">
            <text:p>152.240</text:p>
          </table:table-cell>
          <table:table-cell office:value-type="float" office:value="63385" table:style-name="ce13">
            <text:p>63.385</text:p>
          </table:table-cell>
          <table:table-cell office:value-type="percentage" office:value="0.41634918549658434" table:style-name="ce14">
            <text:p>42%</text:p>
          </table:table-cell>
          <table:table-cell office:value-type="date" office:date-value="2021-01-14T00:00:00" table:style-name="ce3">
            <text:p>14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Murcia<text:s/></text:p>
          </table:table-cell>
          <table:table-cell office:value-type="float" office:value="38360" table:style-name="ce13">
            <text:p>38.360</text:p>
          </table:table-cell>
          <table:table-cell office:value-type="float" office:value="1200" table:style-name="ce13">
            <text:p>1.200</text:p>
          </table:table-cell>
          <table:table-cell office:value-type="float" office:value="39560" table:style-name="ce13">
            <text:p>39.560</text:p>
          </table:table-cell>
          <table:table-cell office:value-type="float" office:value="21739" table:style-name="ce13">
            <text:p>21.739</text:p>
          </table:table-cell>
          <table:table-cell office:value-type="percentage" office:value="0.54951971688574319" table:style-name="ce14">
            <text:p>55%</text:p>
          </table:table-cell>
          <table:table-cell office:value-type="date" office:date-value="2021-01-14T00:00:00" table:style-name="ce3">
            <text:p>14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Navarra</text:p>
          </table:table-cell>
          <table:table-cell office:value-type="float" office:value="17700" table:style-name="ce13">
            <text:p>17.700</text:p>
          </table:table-cell>
          <table:table-cell office:value-type="float" office:value="500" table:style-name="ce13">
            <text:p>500</text:p>
          </table:table-cell>
          <table:table-cell office:value-type="float" office:value="18200" table:style-name="ce13">
            <text:p>18.200</text:p>
          </table:table-cell>
          <table:table-cell office:value-type="float" office:value="8314" table:style-name="ce13">
            <text:p>8.314</text:p>
          </table:table-cell>
          <table:table-cell office:value-type="percentage" office:value="0.45681318681318683" table:style-name="ce14">
            <text:p>46%</text:p>
          </table:table-cell>
          <table:table-cell office:value-type="date" office:date-value="2021-01-13T00:00:00" table:style-name="ce3">
            <text:p>13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País Vasco</text:p>
          </table:table-cell>
          <table:table-cell office:value-type="float" office:value="47205" table:style-name="ce13">
            <text:p>47.205</text:p>
          </table:table-cell>
          <table:table-cell office:value-type="float" office:value="1400" table:style-name="ce13">
            <text:p>1.400</text:p>
          </table:table-cell>
          <table:table-cell office:value-type="float" office:value="48605" table:style-name="ce13">
            <text:p>48.605</text:p>
          </table:table-cell>
          <table:table-cell office:value-type="float" office:value="20003" table:style-name="ce13">
            <text:p>20.003</text:p>
          </table:table-cell>
          <table:table-cell office:value-type="percentage" office:value="0.41154202242567639" table:style-name="ce14">
            <text:p>41%</text:p>
          </table:table-cell>
          <table:table-cell office:value-type="date" office:date-value="2021-01-13T00:00:00" table:style-name="ce3">
            <text:p>13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Ceuta</text:p>
          </table:table-cell>
          <table:table-cell office:value-type="float" office:value="1005" table:style-name="ce13">
            <text:p>1.005</text:p>
          </table:table-cell>
          <table:table-cell office:value-type="float" office:value="200" table:style-name="ce13">
            <text:p>200</text:p>
          </table:table-cell>
          <table:table-cell office:value-type="float" office:value="1205" table:style-name="ce13">
            <text:p>1.205</text:p>
          </table:table-cell>
          <table:table-cell office:value-type="float" office:value="911" table:style-name="ce13">
            <text:p>911</text:p>
          </table:table-cell>
          <table:table-cell office:value-type="percentage" office:value="0.75601659751037342" table:style-name="ce14">
            <text:p>76%</text:p>
          </table:table-cell>
          <table:table-cell office:value-type="date" office:date-value="2021-01-13T00:00:00" table:style-name="ce3">
            <text:p>13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Melilla</text:p>
          </table:table-cell>
          <table:table-cell office:value-type="float" office:value="1005" table:style-name="ce13">
            <text:p>1.005</text:p>
          </table:table-cell>
          <table:table-cell office:value-type="float" office:value="200" table:style-name="ce13">
            <text:p>200</text:p>
          </table:table-cell>
          <table:table-cell office:value-type="float" office:value="1205" table:style-name="ce13">
            <text:p>1.205</text:p>
          </table:table-cell>
          <table:table-cell office:value-type="float" office:value="1098" table:style-name="ce13">
            <text:p>1.098</text:p>
          </table:table-cell>
          <table:table-cell office:value-type="percentage" office:value="0.91120331950207467" table:style-name="ce14">
            <text:p>91%</text:p>
          </table:table-cell>
          <table:table-cell office:value-type="date" office:date-value="2021-01-14T00:00:00" table:style-name="ce4">
            <text:p>14/01/2021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Totales</text:p>
          </table:table-cell>
          <table:table-cell office:value-type="float" office:value="1103700" table:style-name="ce16">
            <text:p>1.103.700</text:p>
          </table:table-cell>
          <table:table-cell office:value-type="float" office:value="35700" table:style-name="ce16">
            <text:p>35.700</text:p>
          </table:table-cell>
          <table:table-cell office:value-type="float" office:value="1139400" table:style-name="ce16">
            <text:p>1.139.400</text:p>
          </table:table-cell>
          <table:table-cell office:value-type="float" office:value="676186" table:style-name="ce16">
            <text:p>676.186</text:p>
          </table:table-cell>
          <table:table-cell office:value-type="percentage" office:value="0.5934579603299982" table:style-name="ce17">
            <text:p>59%</text:p>
          </table:table-cell>
          <table:table-cell table:style-name="ce1"/>
          <table:table-cell table:number-columns-repeated="16377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1-14T17:12:06Z</dc:date>
  </office:meta>
</office:document-meta>
</file>